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writing-mode="lr-tb"/>
    </style:style>
    <style:style style:name="P2" style:family="paragraph" style:parent-style-name="Text_20_body" style:list-style-name="L1">
      <style:paragraph-properties fo:margin-top="0in" fo:margin-bottom="0in" style:contextual-spacing="false" style:writing-mode="lr-tb"/>
    </style:style>
    <style:style style:name="P3" style:family="paragraph" style:parent-style-name="Text_20_body" style:list-style-name="L1">
      <style:paragraph-properties style:writing-mode="lr-tb"/>
    </style:style>
    <style:style style:name="P4" style:family="paragraph" style:parent-style-name="Text_20_body" style:list-style-name="L2">
      <style:paragraph-properties fo:margin-top="0in" fo:margin-bottom="0in" style:contextual-spacing="false" style:writing-mode="lr-tb"/>
    </style:style>
    <style:style style:name="P5" style:family="paragraph" style:parent-style-name="Text_20_body" style:list-style-name="L2">
      <style:paragraph-properties style:writing-mode="lr-tb"/>
    </style:style>
    <style:style style:name="P6" style:family="paragraph" style:parent-style-name="Text_20_body">
      <style:paragraph-properties style:writing-mode="lr-t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oncept:</text:span> Public Key</text:p>
      <text:p text:style-name="P6"><text:span text:style-name="Strong_20_Emphasis">Purpose:</text:span> To provide a secure way to encrypt messages and verify digital signatures</text:p>
      <text:p text:style-name="P6"><text:span text:style-name="Strong_20_Emphasis">State:</text:span> A public key is a cryptographic key that can be shared with anyone. It is used to encrypt messages that can only be decrypted with the corresponding private key.</text:p>
      <text:p text:style-name="P6"><text:span text:style-name="Strong_20_Emphasis">Actions:</text:span></text:p>
      <text:list text:style-name="L1">
        <text:list-item>
          <text:p text:style-name="P2">Generate public key: Generates a new public key. </text:p>
        </text:list-item>
        <text:list-item>
          <text:p text:style-name="P2">Share public key: Shares the public key with another user. </text:p>
        </text:list-item>
        <text:list-item>
          <text:p text:style-name="P2">Encrypt message: Encrypts a message with a public key. </text:p>
        </text:list-item>
        <text:list-item>
          <text:p text:style-name="P3">Decrypt message: Decrypts a message with a private key. </text:p>
        </text:list-item>
      </text:list>
      <text:p text:style-name="P6"><text:span text:style-name="Strong_20_Emphasis">Operational Principle:</text:span></text:p>
      <text:list text:style-name="L2">
        <text:list-item>
          <text:p text:style-name="P4">Public keys can be safely shared with anyone. </text:p>
        </text:list-item>
        <text:list-item>
          <text:p text:style-name="P5">Only the private key corresponding to a public key can be used to decrypt messages encrypted with that public key. </text:p>
        </text:list-item>
      </text:list>
      <text:p text:style-name="P6"><text:span text:style-name="Strong_20_Emphasis">Example:</text:span></text:p>
      <text:p text:style-name="P6">A user could generate a public key and share it with anyone who wants to send them encrypted messages. When someone wants to send the user an encrypted message, they encrypt the message with the user's public key. The user can then decrypt the message with their private key.</text:p>
      <text:p text:style-name="P6">Public keys can also be used to verify digital signatures. When a user signs a digital document with their private key, they are creating a digital signature that is unique to them. Anyone with the user's public key can verify the digital signature to ensure that the document was signed by the user and has not been tampered with.</text:p>
      <text:p text:style-name="P6">Public keys are an essential part of many security technologies, including secure messaging, digital signatures, and file encryption. They are also used in many other applications, such as e-commerce and social networking.</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23:02:13.016000000</meta:creation-date>
    <dc:date>2023-10-10T23:02:16.175000000</dc:date>
    <meta:editing-duration>PT2S</meta:editing-duration>
    <meta:editing-cycles>2</meta:editing-cycles>
    <meta:generator>LibreOffice/7.6.2.1$Windows_X86_64 LibreOffice_project/56f7684011345957bbf33a7ee678afaf4d2ba333</meta:generator>
    <meta:document-statistic meta:table-count="0" meta:image-count="0" meta:object-count="0" meta:page-count="1" meta:paragraph-count="15" meta:word-count="260" meta:character-count="1521" meta:non-whitespace-character-count="1276"/>
  </office:meta>
</office:document-meta>
</file>